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47ac4" officeooo:paragraph-rsid="00047ac4" style:font-size-asian="18pt" style:font-size-complex="18pt"/>
    </style:style>
    <style:style style:name="P3" style:family="paragraph" style:parent-style-name="Standard" style:list-style-name="L1">
      <style:text-properties fo:font-size="18pt" style:font-size-asian="18pt" style:font-size-complex="18pt"/>
    </style:style>
    <style:style style:name="P4" style:family="paragraph" style:parent-style-name="Standard" style:list-style-name="L2">
      <style:text-properties fo:font-size="18pt" style:font-size-asian="18pt" style:font-size-complex="18pt"/>
    </style:style>
    <style:style style:name="P5" style:family="paragraph" style:parent-style-name="Standard">
      <style:text-properties fo:font-size="18pt" officeooo:rsid="00054d8c" officeooo:paragraph-rsid="00054d8c" style:font-size-asian="18pt" style:font-size-complex="18pt"/>
    </style:style>
    <style:style style:name="T1" style:family="text">
      <style:text-properties officeooo:rsid="00054d8c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</text:p>
      <text:p text:style-name="P1">Name 2:</text:p>
      <text:p text:style-name="P2"/>
      <text:p text:style-name="P1"/>
      <text:p text:style-name="P1">We have two relations, Products(maker, <text:span text:style-name="T1">id</text:span>, type) and PC(<text:span text:style-name="T1">id, </text:span>model, speed, ram, hd, price)</text:p>
      <text:p text:style-name="P1"/>
      <text:p text:style-name="P1">Sketch the following transactions, including SQL statements. Do not forget to issue BEGIN TRANSACTION, COMMIT, ROLLBACK statements at the proper times.</text:p>
      <text:p text:style-name="P1"/>
      <text:p text:style-name="P1">a) Given a speed and amout of RAM (as arguments to the <text:span text:style-name="T1">transaction</text:span>) look up the PC with that speed and RAM, printing the model number and price of each.</text:p>
      <text:p text:style-name="P1"/>
      <text:p text:style-name="P1">b) Given a model number, delete the tuple for that model from both PC and Product.</text:p>
      <text:p text:style-name="P1"/>
      <text:list xml:id="list2907947769085015129" text:style-name="L1">
        <text:list-item>
          <text:p text:style-name="P3">Given a model number, decrease the price of that model PC by 100.</text:p>
        </text:list-item>
      </text:list>
      <text:p text:style-name="P5"/>
      <text:p text:style-name="P5">d) Given a model, speed, ram and price, insert a new PC. TO create the new id find the maximum id and increase it by one.</text:p>
      <text:list xml:id="list5243379541265407106" text:style-name="L2">
        <text:list-header>
          <text:p text:style-name="P4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</meta:initial-creator>
    <meta:creation-date>2012-07-13T11:45:26</meta:creation-date>
    <dc:date>2015-06-23T09:04:05.601602795</dc:date>
    <meta:editing-duration>PT5S</meta:editing-duration>
    <meta:editing-cycles>3</meta:editing-cycles>
    <meta:generator>LibreOffice/4.3.7.2$Linux_X86_64 LibreOffice_project/430m0$Build-2</meta:generator>
    <meta:document-statistic meta:table-count="0" meta:image-count="0" meta:object-count="0" meta:page-count="1" meta:paragraph-count="9" meta:word-count="125" meta:character-count="677" meta:non-whitespace-character-count="560"/>
  </office:meta>
</office:document-meta>
</file>